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3.317cm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184cm" fo:min-width="4.42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749cm" fo:min-width="3.099cm" loext:decorative="fals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338cm" fo:min-width="2.04cm" loext:decorative="false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469cm" fo:min-width="4.394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469cm" fo:min-width="4.076cm" loext:decorative="false"/>
      <style:paragraph-properties style:writing-mode="lr-tb"/>
    </style:style>
    <style:style style:name="gr14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1.723cm" loext:decorative="false"/>
      <style:paragraph-properties style:writing-mode="lr-tb"/>
    </style:style>
    <style:style style:name="gr16" style:family="graphic" style:parent-style-name="objectwithoutfill">
      <style:graphic-properties draw:marker-end="Arrowheads_20_9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469cm" fo:min-width="3.124cm" loext:decorative="false"/>
      <style:paragraph-properties style:writing-mode="lr-tb"/>
    </style:style>
    <style:style style:name="gr1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2.9cm" loext:decorative="false"/>
      <style:paragraph-properties style:writing-mode="lr-tb"/>
    </style:style>
    <style:style style:name="gr2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7" draw:marker-end-width="0.3cm" draw:fill="none" draw:textarea-vertical-align="middle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56cm" fo:min-width="1.882cm" loext:decorative="false"/>
      <style:paragraph-properties style:writing-mode="lr-tb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  <style:paragraph-properties style:writing-mode="lr-tb"/>
    </style:style>
    <style:style style:name="gr25" style:family="graphic" style:parent-style-name="objectwithoutfill">
      <style:graphic-properties draw:marker-end="Arrowheads_20_20" draw:marker-end-width="0.3cm" draw:fill="none" draw:textarea-vertical-align="middle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656cm" fo:min-width="2.04cm" loext:decorative="false"/>
      <style:paragraph-properties style:writing-mode="lr-tb"/>
    </style:style>
    <style:style style:name="gr27" style:family="graphic" style:parent-style-name="objectwithoutfill">
      <style:graphic-properties draw:marker-end="Arrowheads_20_21" draw:marker-end-width="0.3cm" draw:fill="none" draw:textarea-vertical-align="middle" loext:decorative="false"/>
      <style:paragraph-properties style:writing-mode="lr-tb"/>
    </style:style>
    <style:style style:name="gr28" style:family="graphic" style:parent-style-name="objectwithoutfill">
      <style:graphic-properties draw:marker-end="Arrowheads_20_22" draw:marker-end-width="0.3cm"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33cm" fo:min-width="3.985cm" fo:wrap-option="wrap" loext:decorative="false"/>
      <style:paragraph-properties style:writing-mode="lr-tb"/>
    </style:style>
    <style:style style:name="gr3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2.329cm" fo:min-width="6.842cm" loext:decorative="false"/>
      <style:paragraph-properties style:writing-mode="lr-tb"/>
    </style:style>
    <style:style style:name="gr3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2.33cm" fo:min-width="6.524cm" loext:decorative="false"/>
      <style:paragraph-properties style:writing-mode="lr-tb"/>
    </style:style>
    <style:style style:name="gr34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2.042cm" fo:min-width="6.872cm" loext:decorative="false"/>
      <style:paragraph-properties style:writing-mode="lr-tb"/>
    </style:style>
    <style:style style:name="gr3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359cm" loext:decorative="false"/>
      <style:paragraph-properties style:writing-mode="lr-tb"/>
    </style:style>
    <style:style style:name="gr38" style:family="graphic" style:parent-style-name="objectwithoutfill">
      <style:graphic-properties draw:marker-end="Arrowheads_20_28" draw:marker-end-width="0.3cm" draw:fill="none" draw:textarea-vertical-align="top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995cm" fo:min-width="4.215cm" loext:decorative="false"/>
      <style:paragraph-properties style:writing-mode="lr-tb"/>
    </style:style>
    <style:style style:name="gr40" style:family="graphic" style:parent-style-name="objectwithoutfill">
      <style:graphic-properties draw:marker-end="Arrowheads_20_29" draw:marker-end-width="0.3cm" draw:fill="none" draw:textarea-vertical-align="middle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756cm" fo:min-width="7.539cm" loext:decorative="false"/>
      <style:paragraph-properties style:writing-mode="lr-tb"/>
    </style:style>
    <style:style style:name="gr42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43" style:family="graphic" style:parent-style-name="standard">
      <style:graphic-properties draw:textarea-horizontal-align="justify" draw:textarea-vertical-align="middle" draw:auto-grow-height="false" fo:min-height="1.656cm" fo:min-width="2.993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3.188cm" fo:min-width="6.113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749cm" fo:min-width="3.699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615cm" fo:min-width="5.223cm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996cm" fo:min-width="5.339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55cm" fo:min-width="3.498cm" loext:decorative="false"/>
      <style:paragraph-properties style:writing-mode="lr-tb"/>
    </style:style>
    <style:style style:name="gr49" style:family="graphic" style:parent-style-name="objectwithoutfill">
      <style:graphic-properties draw:marker-end="Arrowheads_20_31" draw:marker-end-width="0.3cm" draw:fill="none" draw:textarea-vertical-align="middle" loext:decorative="false"/>
      <style:paragraph-properties style:writing-mode="lr-tb"/>
    </style:style>
    <style:style style:name="gr50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34" draw:marker-end-width="0.3cm" draw:fill="none" draw:textarea-vertical-align="middle" loext:decorative="false"/>
      <style:paragraph-properties style:writing-mode="lr-tb"/>
    </style:style>
    <style:style style:name="gr5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7cm" svg:height="1.905cm" svg:x="3.54cm" svg:y="3.85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8cm" svg:y1="5.762cm" svg:x2="6.08cm" svg:y2="7.032cm">
          <text:p/>
        </draw:line>
        <draw:custom-shape draw:style-name="gr3" draw:text-style-name="P1" draw:layer="layout" svg:width="5.08cm" svg:height="1.588cm" svg:x="3.54cm" svg:y="7.032cm">
          <text:p text:style-name="P1">Load referral input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5.403cm" svg:height="3.401cm" svg:x="3.222cm" svg:y="1.635cm">
          <draw:text-box>
            <text:p text:style-name="P3"><text:span text:style-name="T1">REGISTER FLOW</text:span></text:p>
            <text:p text:style-name="P3"><text:span text:style-name="T1"/></text:p>
          </draw:text-box>
        </draw:frame>
        <draw:line draw:style-name="gr5" draw:text-style-name="P2" draw:layer="layout" svg:x1="6.08cm" svg:y1="8.62cm" svg:x2="6.08cm" svg:y2="10.207cm">
          <text:p/>
        </draw:line>
        <draw:custom-shape draw:style-name="gr6" draw:text-style-name="P5" xml:id="id4" draw:id="id4" draw:layer="layout" svg:width="5.715cm" svg:height="1.587cm" svg:x="3.222cm" svg:y="10.208cm">
          <text:p text:style-name="P1"><text:span text:style-name="T2">Input referral cod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08cm" svg:height="1.588cm" svg:x="3.54cm" svg:y="13.382cm">
          <text:p text:style-name="P1"><text:span text:style-name="T3">GET /api/verify/referral-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6.08cm" svg:y1="11.795cm" svg:x2="6.08cm" svg:y2="13.382cm">
          <text:p/>
        </draw:line>
        <draw:line draw:style-name="gr8" draw:text-style-name="P2" draw:layer="layout" svg:x1="6.08cm" svg:y1="14.97cm" svg:x2="6.08cm" svg:y2="16.557cm">
          <text:p/>
        </draw:line>
        <draw:custom-shape draw:style-name="gr9" draw:text-style-name="P1" draw:layer="layout" svg:width="5.08cm" svg:height="3.175cm" draw:transform="skewX (-0.000349065850398866) rotate (-0.000349065850398201) translate (3.54cm 16.556cm)">
          <text:p text:style-name="P1">Is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8.62cm" svg:y1="18.145cm" svg:x2="10.525cm" svg:y2="18.145cm">
          <text:p text:style-name="P1">no</text:p>
        </draw:line>
        <draw:line draw:style-name="gr11" draw:text-style-name="P2" draw:layer="layout" svg:x1="6.08cm" svg:y1="19.732cm" svg:x2="6.08cm" svg:y2="22.272cm">
          <text:p text:style-name="P1">yes</text:p>
        </draw:line>
        <draw:custom-shape draw:style-name="gr12" draw:text-style-name="P1" xml:id="id3" draw:id="id3" draw:layer="layout" svg:width="5.08cm" svg:height="1.905cm" svg:x="10.525cm" svg:y="17.192cm">
          <text:p text:style-name="P1"><text:span text:style-name="T4">Navigate to /register?code=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762cm" svg:height="1.905cm" svg:x="3.54cm" svg:y="22.272cm">
          <text:p text:style-name="P1"><text:span text:style-name="T4">Load registration form 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2" draw:layer="layout" svg:x1="6.08cm" svg:y1="24.177cm" svg:x2="6.08cm" svg:y2="26.082cm">
          <text:p/>
        </draw:line>
        <draw:custom-shape draw:style-name="gr15" draw:text-style-name="P1" draw:layer="layout" svg:width="4.445cm" svg:height="3.175cm" svg:x="3.54cm" svg:y="30.527cm">
          <text:p text:style-name="P1"><text:span text:style-name="T5">Is the password vali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2" draw:layer="layout" svg:x1="7.985cm" svg:y1="32.115cm" svg:x2="9.573cm" svg:y2="32.115cm">
          <text:p text:style-name="P1">no</text:p>
        </draw:line>
        <draw:custom-shape draw:style-name="gr17" draw:text-style-name="P1" xml:id="id1" draw:id="id1" draw:layer="layout" svg:width="3.81cm" svg:height="1.905cm" svg:x="9.572cm" svg:y="31.162cm">
          <text:p text:style-name="P1"><text:span text:style-name="T4">Highligh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2" draw:layer="layout" svg:x1="11.477cm" svg:y1="31.162cm" svg:x2="7.946cm" svg:y2="27.352cm" draw:start-shape="id1" draw:start-glue-point="0" draw:end-shape="id2" draw:end-glue-point="6" svg:d="M11477 31162v-3810h-3531" svg:viewBox="0 0 3532 3811">
          <text:p/>
        </draw:connector>
        <draw:connector draw:style-name="gr19" draw:text-style-name="P2" draw:layer="layout" svg:x1="13.065cm" svg:y1="17.192cm" svg:x2="8.223cm" svg:y2="11.002cm" draw:start-shape="id3" draw:start-glue-point="0" draw:end-shape="id4" draw:end-glue-point="6" svg:d="M13065 17192v-6190h-4842" svg:viewBox="0 0 4843 6191">
          <text:p/>
        </draw:connector>
        <draw:custom-shape draw:style-name="gr20" draw:text-style-name="P1" xml:id="id2" draw:id="id2" draw:layer="layout" svg:width="5.398cm" svg:height="2.54cm" svg:x="3.222cm" svg:y="26.082cm">
          <text:p text:style-name="P1"><text:span text:style-name="T6">Input password, security text, email,password repe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1" draw:text-style-name="P2" draw:layer="layout" svg:x1="5.762cm" svg:y1="28.622cm" svg:x2="5.762cm" svg:y2="30.527cm">
          <text:p/>
        </draw:line>
        <draw:line draw:style-name="gr22" draw:text-style-name="P2" draw:layer="layout" svg:x1="5.762cm" svg:y1="33.702cm" svg:x2="5.762cm" svg:y2="35.925cm">
          <text:p text:style-name="P1">yes</text:p>
        </draw:line>
        <draw:custom-shape draw:style-name="gr23" draw:text-style-name="P1" xml:id="id5" draw:id="id5" draw:layer="layout" svg:width="4.763cm" svg:height="3.81cm" svg:x="3.222cm" svg:y="35.925cm">
          <text:p text:style-name="P1">Is the mail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2" xml:id="id7" draw:id="id7" draw:layer="layout" svg:x1="7.985cm" svg:y1="37.83cm" svg:x2="11.477cm" svg:y2="33.067cm" draw:start-shape="id5" draw:start-glue-point="7" draw:end-shape="id1" draw:end-glue-point="2" svg:d="M7985 37830h3492v-4763" svg:viewBox="0 0 3493 4764">
          <text:p text:style-name="P1">no</text:p>
        </draw:connector>
        <draw:line draw:style-name="gr25" draw:text-style-name="P2" draw:layer="layout" svg:x1="5.762cm" svg:y1="39.735cm" svg:x2="5.762cm" svg:y2="42.275cm">
          <text:p text:style-name="P1">yes</text:p>
        </draw:line>
        <draw:custom-shape draw:style-name="gr26" draw:text-style-name="P1" xml:id="id6" draw:id="id6" draw:layer="layout" svg:width="5.08cm" svg:height="3.81cm" svg:x="3.222cm" svg:y="42.275cm">
          <text:p text:style-name="P1">Is the security text val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2" draw:layer="layout" svg:x1="8.302cm" svg:y1="44.18cm" svg:x2="11.477cm" svg:y2="37.83cm" draw:start-shape="id6" draw:start-glue-point="7" draw:end-shape="id7" draw:end-glue-point="0" svg:d="M8302 44180h3175v-6350" svg:viewBox="0 0 3176 6351">
          <text:p text:style-name="P1">no</text:p>
        </draw:connector>
        <draw:line draw:style-name="gr28" draw:text-style-name="P2" draw:layer="layout" svg:x1="5.762cm" svg:y1="46.085cm" svg:x2="5.762cm" svg:y2="47.672cm">
          <text:p text:style-name="P1">yes</text:p>
        </draw:line>
        <draw:custom-shape draw:style-name="gr29" draw:text-style-name="P1" draw:layer="layout" svg:width="4.763cm" svg:height="2.858cm" svg:x="3.222cm" svg:y="47.672cm">
          <text:p text:style-name="P1"><text:span text:style-name="T4">TextHash := sha256sum(secTex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" draw:layer="layout" svg:x1="7.985cm" svg:y1="48.942cm" svg:x2="12.112cm" svg:y2="48.942cm">
          <text:p/>
        </draw:line>
        <draw:custom-shape draw:style-name="gr31" draw:text-style-name="P1" draw:layer="layout" svg:width="7.62cm" svg:height="2.857cm" svg:x="12.112cm" svg:y="47.673cm">
          <text:p text:style-name="P1"><text:span text:style-name="T4">MasterKey := Hmac Key Derivation(TextHash, no salt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19.732cm" svg:y1="49.26cm" svg:x2="23.542cm" svg:y2="49.26cm">
          <text:p/>
        </draw:line>
        <draw:custom-shape draw:style-name="gr33" draw:text-style-name="P1" draw:layer="layout" svg:width="7.302cm" svg:height="2.858cm" svg:x="23.542cm" svg:y="47.672cm">
          <text:p text:style-name="P1">ECDHPair := generate_random_pair(P-256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2" draw:layer="layout" svg:x1="27.352cm" svg:y1="50.53cm" svg:x2="27.352cm" svg:y2="52.752cm">
          <text:p/>
        </draw:line>
        <draw:custom-shape draw:style-name="gr35" draw:text-style-name="P1" draw:layer="layout" svg:width="7.62cm" svg:height="2.54cm" svg:x="23.542cm" svg:y="52.752cm">
          <text:p text:style-name="P1">ECDHPubPem := PEM(ECDHPair.Publ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2" draw:layer="layout" svg:x1="23.542cm" svg:y1="54.022cm" svg:x2="20.05cm" svg:y2="54.022cm">
          <text:p/>
        </draw:line>
        <draw:custom-shape draw:style-name="gr37" draw:text-style-name="P1" draw:layer="layout" svg:width="5.715cm" svg:height="5.08cm" svg:x="14.335cm" svg:y="51.482cm">
          <text:p text:style-name="P1">Did any errors occu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8" draw:text-style-name="P2" draw:layer="layout" svg:x1="14.335cm" svg:y1="54.022cm" svg:x2="10.525cm" svg:y2="54.022cm">
          <text:p text:style-name="P1">yes</text:p>
        </draw:line>
        <draw:custom-shape draw:style-name="gr39" draw:text-style-name="P1" draw:layer="layout" svg:width="6.667cm" svg:height="3.175cm" svg:x="3.858cm" svg:y="52.435cm">
          <text:p text:style-name="P1">Throw error and ha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17.192cm" svg:y1="56.562cm" svg:x2="17.192cm" svg:y2="59.102cm">
          <text:p text:style-name="P1">No</text:p>
          <text:p text:style-name="P1"/>
        </draw:line>
        <draw:custom-shape draw:style-name="gr41" draw:text-style-name="P1" draw:layer="layout" svg:width="8.255cm" svg:height="2.222cm" svg:x="13.065cm" svg:y="59.103cm">
          <text:p text:style-name="P1">Post /api/user/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2" draw:layer="layout" svg:x1="17.192cm" svg:y1="61.325cm" svg:x2="17.192cm" svg:y2="63.865cm">
          <text:p/>
        </draw:line>
        <draw:custom-shape draw:style-name="gr43" draw:text-style-name="P1" draw:layer="layout" svg:width="6.985cm" svg:height="3.81cm" svg:x="13.7cm" svg:y="63.865cm">
          <text:p text:style-name="P1"><text:span text:style-name="T4">StatusCode = 20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" draw:layer="layout" svg:width="6.985cm" svg:height="3.81cm" svg:x="4.175cm" svg:y="64.182cm">
          <text:p text:style-name="P1">Load user created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6.668cm" svg:height="3.175cm" svg:x="3.857cm" svg:y="70.215cm">
          <text:p text:style-name="P1">Security tex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6" draw:text-style-name="P1" draw:layer="layout" svg:width="6.033cm" svg:height="3.175cm" svg:x="22.907cm" svg:y="64.5cm">
          <text:p text:style-name="P1">Load error page with status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8.255cm" svg:height="3.176cm" svg:x="13.065cm" svg:y="70.21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6.35cm" svg:height="2.858cm" svg:x="22.59cm" svg:y="70.214cm">
          <text:p text:style-name="P1">Error code and messag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9" draw:text-style-name="P2" draw:layer="layout" svg:x1="13.7cm" svg:y1="65.77cm" svg:x2="11.16cm" svg:y2="65.77cm">
          <text:p text:style-name="P1">yes</text:p>
        </draw:line>
        <draw:line draw:style-name="gr50" draw:text-style-name="P2" draw:layer="layout" svg:x1="7.667cm" svg:y1="67.992cm" svg:x2="7.667cm" svg:y2="70.215cm">
          <text:p/>
        </draw:line>
        <draw:line draw:style-name="gr51" draw:text-style-name="P2" draw:layer="layout" svg:x1="9.572cm" svg:y1="71.802cm" svg:x2="13.065cm" svg:y2="71.802cm">
          <text:p/>
        </draw:line>
        <draw:line draw:style-name="gr52" draw:text-style-name="P2" draw:layer="layout" svg:x1="20.685cm" svg:y1="65.77cm" svg:x2="22.907cm" svg:y2="65.77cm">
          <text:p text:style-name="P1">no</text:p>
        </draw:line>
        <draw:line draw:style-name="gr53" draw:text-style-name="P2" draw:layer="layout" svg:x1="26.082cm" svg:y1="67.675cm" svg:x2="26.082cm" svg:y2="70.215cm">
          <text:p/>
        </draw:line>
        <draw:line draw:style-name="gr54" draw:text-style-name="P2" draw:layer="layout" svg:x1="23.542cm" svg:y1="71.802cm" svg:x2="21.32cm" svg:y2="71.80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21:19:57.408797002</meta:creation-date>
    <dc:date>2025-03-16T22:04:29.454386382</dc:date>
    <meta:editing-duration>PT12M10S</meta:editing-duration>
    <meta:editing-cycles>2</meta:editing-cycles>
    <meta:generator>LibreOffice/24.8.5.2$Linux_X86_64 LibreOffice_project/480$Build-2</meta:generator>
    <meta:print-date>2025-03-16T22:04:17.876595011</meta:print-date>
    <meta:document-statistic meta:object-count="55"/>
  </office:meta>
</office:document-meta>
</file>